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cm"/>
    </style:style>
    <style:style style:name="pr1" style:family="presentation" style:parent-style-name="Default-title">
      <style:graphic-properties fo:min-height="2.94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50%"/>
      <style:text-properties fo:font-size="18pt" style:font-size-asian="18pt" style:font-size-complex="18pt"/>
    </style:style>
    <style:style style:name="P2" style:family="paragraph">
      <style:paragraph-properties fo:line-height="150%" fo:text-align="center"/>
      <style:text-properties fo:font-size="18pt" style:font-size-asian="18pt" style:font-size-complex="18pt"/>
    </style:style>
    <style:style style:name="P3" style:family="paragraph">
      <style:paragraph-properties fo:line-height="150%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line-height="150%"/>
      <style:text-properties fo:color="#004586"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4586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943cm" svg:x="1.4cm" svg:y="0cm" presentation:class="title" presentation:user-transformed="true">
          <draw:text-box>
            <text:p>Ejercicio de automatización</text:p>
          </draw:text-box>
        </draw:frame>
        <draw:frame draw:style-name="gr1" draw:text-style-name="P1" draw:layer="layout" svg:width="27.178cm" svg:height="14.948cm" svg:x="0.508cm" svg:y="3.872cm">
          <draw:text-box>
            <text:p text:style-name="P1"><text:span text:style-name="T1">En el siguiente ejercicio deseamos estudiar las variaciones de temperatura en Bucaramanga a lo largo de un periodo de 4 años. Disponemos de una serie de tablas de datos, una por cada mes de cada año. Cada tabla contiene 15 datos, correpondientes a 15 días de ese mes.</text:span></text:p>
            <text:p text:style-name="P1"><text:span text:style-name="T1"/></text:p>
            <text:p text:style-name="P1"><text:span text:style-name="T1">Disponemos también de un programa llamado </text:span><text:span text:style-name="T2">calculadora_temperatura.py</text:span><text:span text:style-name="T1">, el cual al ser ejecutado intentará leer un archivo llamado </text:span><text:span text:style-name="T2">temperatura_mensual.dat</text:span><text:span text:style-name="T1"> en su mismo directorio, y si lo encuentra, promedia los valores y genera un archivo llamado </text:span><text:span text:style-name="T2">resultados.dat</text:span><text:span text:style-name="T1">, con un solo número: la temperatura promedio de ese (mes, año).</text:span></text:p>
            <text:p text:style-name="P1"><text:span text:style-name="T1"/></text:p>
            <text:p text:style-name="P1"><text:span text:style-name="T1">#1 ) Escriba un script llamado </text:span><text:span text:style-name="T2">rename_files.sh</text:span><text:span text:style-name="T1">, el cual modifique los nombres de las tablas para que no aparezca el mes en letras sino en números, cambie de orden el año y el mes, agregue la extensión .dat a los archivos, y remueva las palabras innecesarias.</text:span></text:p>
            <text:p text:style-name="P1"><text:span text:style-name="T1"/></text:p>
            <text:p text:style-name="P2"><text:span text:style-name="T3">temperatura_bucaramanga_abril_2009 <text:s/>&gt;&gt;&gt; <text:s/>2009_04.d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943cm" svg:x="1.4cm" svg:y="0cm" presentation:class="title" presentation:user-transformed="true">
          <draw:text-box>
            <text:p>Ejercicio de automatización</text:p>
          </draw:text-box>
        </draw:frame>
        <draw:frame draw:style-name="gr3" draw:text-style-name="P4" draw:layer="layout" svg:width="26.67cm" svg:height="12.688cm" svg:x="0.662cm" svg:y="3.562cm">
          <draw:text-box>
            <text:p text:style-name="P3"><text:span text:style-name="T4">Explore y reaproveche las siguientes líneas de código:</text:span></text:p>
            <text:p text:style-name="P3"><text:span text:style-name="T4"/></text:p>
            <text:p text:style-name="P3"><text:span text:style-name="T4"/></text:p>
            <text:p text:style-name="P3"><text:span text:style-name="T5">$ meses=(enero febrero marzo abril mayo junio julio agosto septiembre octubre noviembre diciembre)</text:span></text:p>
            <text:p text:style-name="P3"><text:span text:style-name="T5">$ numer=(01 02 03 04 05 06 07 08 09 10 11 12)</text:span></text:p>
            <text:p text:style-name="P3"><text:span text:style-name="T5"/></text:p>
            <text:p text:style-name="P3"><text:span text:style-name="T5">$ for index in ${!meses[*]}</text:span></text:p>
            <text:p text:style-name="P3"><text:span text:style-name="T5">&gt;do</text:span></text:p>
            <text:p text:style-name="P3"><text:span text:style-name="T5">&gt;echo ${meses[index]}</text:span></text:p>
            <text:p text:style-name="P3"><text:span text:style-name="T5">&gt;echo ${numer[index]}</text:span></text:p>
            <text:p text:style-name="P3"><text:span text:style-name="T5">&gt;d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" draw:layer="layout" svg:width="26.67cm" svg:height="5.842cm" svg:x="0.762cm" svg:y="1.43cm">
          <draw:text-box>
            <text:p text:style-name="P6"><text:span text:style-name="T1"><text:s/></text:span><text:span text:style-name="T1">#2) <text:s/>Escriba un script llamado </text:span><text:span text:style-name="T2">organiza_files.sh</text:span><text:span text:style-name="T1">, el cual crea 4 carpetas: 2009, 2010, 2011, 2012, y dentro de cada carpeta las subcarpetas: 01, 02, …, 11, 12.</text:span></text:p>
            <text:p text:style-name="P6"><text:span text:style-name="T1">El mismo script debe identificar dónde va cada tabla de datos y copiarla en la subcarpeta correcta, cambiándole el nombre a</text:span><text:span text:style-name="T2"> temperatura_mensual.dat</text:span><text:span text:style-name="T1">, y también debe copiar el programa </text:span><text:span text:style-name="T2">calculadora_temperatura.py</text:span><text:span text:style-name="T1"> dentro de cada subcarpeta. </text:span></text:p>
          </draw:text-box>
        </draw:frame>
        <draw:frame draw:style-name="gr4" draw:text-style-name="P1" draw:layer="layout" svg:width="26.67cm" svg:height="10.556cm" svg:x="0.762cm" svg:y="8.43cm">
          <draw:text-box>
            <text:p text:style-name="P6"><text:span text:style-name="T1"><text:s/></text:span><text:span text:style-name="T1">#3) <text:s/>Escriba un script llamado analysis.sh , el cual le indique a bash que debe entrar secuencialmente a cada una de las carpetas y subcarpetas, y dentro de cada subcarpeta correr el programa </text:span><text:span text:style-name="T2">calculadora_temperatura.py</text:span><text:span text:style-name="T1"> <text:s/>antes de avanzar a la carpeta siguiente.</text:span></text:p>
            <text:p text:style-name="P6"><text:span text:style-name="T1">Considere imprimir en pantalla cada vez que comienza a trabajar en una de las carpetas de año para poder saber si su script está funcionando correctamente.</text:span></text:p>
            <text:p text:style-name="P6"><text:span text:style-name="T2"/></text:p>
            <text:p text:style-name="P6"><text:span text:style-name="T6">Para correr el programa de Python, simplemente ruede la siguiente línea dentro de cada subcarpeta:</text:span></text:p>
            <text:p text:style-name="P6"><text:span text:style-name="T2"/></text:p>
            <text:p text:style-name="P6"><text:span text:style-name="T2">$ python </text:span><text:span text:style-name="T1"><text:s/></text:span><text:span text:style-name="T2">calculadora_temperatura.p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" draw:layer="layout" svg:width="26.67cm" svg:height="9.12cm" svg:x="0.762cm" svg:y="3.072cm">
          <draw:text-box>
            <text:p text:style-name="P6"><text:span text:style-name="T1">#4) Escriba un script llamado </text:span><text:span text:style-name="T2">compila_resultados.sh</text:span><text:span text:style-name="T1">, el cual genera un archivo por cada año, p.ej: </text:span><text:span text:style-name="T2">resultados_2009.dat</text:span><text:span text:style-name="T1">. Inicialmente este archivo está vacío. Luego su script debe acceder al contenido de los archivos de resultados generados en el paso anterior (p.ej con cat, head, more, etc.), y redireccionar esa información al archivo </text:span><text:span text:style-name="T2">resultados_2009.dat</text:span><text:span text:style-name="T1">, de modo que al finalizar se tenga n12 números, que en su orden representen la temperatura media de enero, febrero, ...etc.</text:span></text:p>
            <text:p text:style-name="P6"><text:span text:style-name="T1"/></text:p>
            <text:p text:style-name="P6"><text:span text:style-name="T1">#5) Ruede el script: <text:s/></text:span><text:span text:style-name="T2">$ python plot_resultados.p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1:45:09.692640440</meta:creation-date>
    <dc:date>2018-09-19T13:00:27.966256219</dc:date>
    <meta:editing-duration>PT19M37S</meta:editing-duration>
    <meta:editing-cycles>8</meta:editing-cycles>
    <meta:generator>LibreOffice/4.2.8.2$Linux_X86_64 LibreOffice_project/420m0$Build-2</meta:generator>
    <meta:document-statistic meta:object-count="36"/>
  </office:meta>
</office:document-meta>
</file>